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483e"/>
    </style:style>
    <style:style style:name="P2" style:family="paragraph" style:parent-style-name="Standard">
      <style:text-properties officeooo:rsid="001e483e" officeooo:paragraph-rsid="001e483e"/>
    </style:style>
    <style:style style:name="T1" style:family="text">
      <style:text-properties officeooo:rsid="001901b4"/>
    </style:style>
    <style:style style:name="T2" style:family="text">
      <style:text-properties officeooo:rsid="001a8ae0"/>
    </style:style>
    <style:style style:name="T3" style:family="text">
      <style:text-properties officeooo:rsid="001ad3e0"/>
    </style:style>
    <style:style style:name="T4" style:family="text">
      <style:text-properties officeooo:rsid="001b1d9b"/>
    </style:style>
    <style:style style:name="T5" style:family="text">
      <style:text-properties officeooo:rsid="001bcfd9"/>
    </style:style>
    <style:style style:name="T6" style:family="text">
      <style:text-properties officeooo:rsid="001e48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35 Execuções</text:span></text:p>
      <text:p text:style-name="P1"><text:span text:style-name="T6"><text:tab/>Caso 1 <text:tab/>-<text:tab/>2 processos e 50 elementos.</text:span></text:p>
      <text:p text:style-name="P1"><text:tab/><text:span text:style-name="T6">Sequencial </text:span><text:tab/><text:span text:style-name="T6">- <text:tab/>Média – 0.0000143428</text:span></text:p>
      <text:p text:style-name="P1"><text:tab/><text:span text:style-name="T6">Processos<text:tab/>-<text:tab/>Média – 0.0002819428</text:span></text:p>
      <text:p text:style-name="P2"><text:tab/>Threads<text:tab/>-<text:tab/>Média – ???</text:p>
      <text:p text:style-name="P1"><text:tab/><text:span text:style-name="T6">Caso 2<text:tab/><text:tab/>-</text:span><text:tab/><text:span text:style-name="T6">10 processos e 500 elementos.</text:span></text:p>
      <text:p text:style-name="P1"><text:tab/><text:span text:style-name="T6">Sequencial</text:span><text:tab/><text:span text:style-name="T6">-<text:tab/>Média – 0.0000493217</text:span></text:p>
      <text:p text:style-name="P1"><text:tab/><text:span text:style-name="T6">Processos<text:tab/>-<text:tab/>Média – 0.0013584000</text:span></text:p>
      <text:p text:style-name="P2"><text:tab/>Threads<text:tab/>-<text:tab/>Média – ???</text:p>
      <text:p text:style-name="P1"><text:span text:style-name="T6">Em ambos o sequencial teve melhor desempenho significativ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09:29:31.190935689</meta:creation-date>
    <dc:date>2017-05-20T22:59:05.549231090</dc:date>
    <meta:editing-duration>PT32M50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" meta:paragraph-count="10" meta:word-count="50" meta:character-count="329" meta:non-whitespace-character-count="271"/>
  </office:meta>
</office:document-meta>
</file>